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ubel Wiesel 1959 Fig 3 Spike tim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table:number-columns-repeated="2"/>
          <table:table-cell office:value-type="float" office:value="0.054" calcext:value-type="float">
            <text:p>0.054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2081" calcext:value-type="float">
            <text:p>0.02081</text:p>
          </table:table-cell>
          <table:table-cell office:value-type="float" office:value="0.01234" calcext:value-type="float">
            <text:p>0.012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28" calcext:value-type="float">
            <text:p>0.128</text:p>
          </table:table-cell>
          <table:table-cell office:value-type="float" office:value="0.09088" calcext:value-type="float">
            <text:p>0.09088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06376" calcext:value-type="float">
            <text:p>0.063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391" calcext:value-type="float">
            <text:p>0.14391</text:p>
          </table:table-cell>
          <table:table-cell office:value-type="float" office:value="0.07145" calcext:value-type="float">
            <text:p>0.071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9092" calcext:value-type="float">
            <text:p>0.29092</text:p>
          </table:table-cell>
          <table:table-cell office:value-type="float" office:value="0.09863" calcext:value-type="float">
            <text:p>0.098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7257" calcext:value-type="float">
            <text:p>0.37257</text:p>
          </table:table-cell>
          <table:table-cell office:value-type="float" office:value="0.12738" calcext:value-type="float">
            <text:p>0.127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48277" calcext:value-type="float">
            <text:p>0.48277</text:p>
          </table:table-cell>
          <table:table-cell office:value-type="float" office:value="0.16381" calcext:value-type="float">
            <text:p>0.163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8278" calcext:value-type="float">
            <text:p>0.68278</text:p>
          </table:table-cell>
          <table:table-cell office:value-type="float" office:value="0.19339" calcext:value-type="float">
            <text:p>0.193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744" calcext:value-type="float">
            <text:p>0.27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39203" calcext:value-type="float">
            <text:p>0.392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Stoeckel</meta:initial-creator>
    <meta:creation-date>2021-04-27T00:30:16.792986908</meta:creation-date>
    <dc:date>2021-04-27T00:38:15.839951935</dc:date>
    <dc:creator>Andreas Stoeckel</dc:creator>
    <meta:editing-duration>PT7M59S</meta:editing-duration>
    <meta:editing-cycles>1</meta:editing-cycles>
    <meta:document-statistic meta:table-count="1" meta:cell-count="31" meta:object-count="0"/>
    <meta:generator>LibreOffice/7.0.5.2$Linux_X86_64 LibreOffice_project/00$Build-2</meta:generator>
  </office:meta>
</office:document-meta>
</file>